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50%"/>
      <style:text-properties style:font-name="Consolas" fo:font-size="10pt" officeooo:paragraph-rsid="001ce8de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officeooo:rsid="00138844" officeooo:paragraph-rsid="00138844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138844" officeooo:paragraph-rsid="00138844" style:font-name-asian="Consolas1" style:font-size-asian="10pt" style:font-weight-asian="bold" style:font-name-complex="Consolas1" style:font-size-complex="10pt" style:font-weight-complex="bold"/>
    </style:style>
    <style:style style:name="P9" style:family="paragraph" style:parent-style-name="Standard">
      <style:paragraph-properties fo:line-height="50%"/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P10" style:family="paragraph" style:parent-style-name="Standard">
      <style:paragraph-properties fo:line-height="50%"/>
      <style:text-properties style:font-name="Consolas" fo:font-size="10pt" fo:font-weight="bold" officeooo:paragraph-rsid="001ce8de" style:font-name-asian="Consolas1" style:font-size-asian="10pt" style:font-weight-asian="bold" style:font-name-complex="Consolas1" style:font-size-complex="10pt" style:font-weight-complex="bold"/>
    </style:style>
    <style:style style:name="P11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0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paragraph-rsid="0008f9a0" style:font-size-asian="12pt" style:font-size-complex="12pt"/>
    </style:style>
    <style:style style:name="P25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28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9" style:family="paragraph" style:parent-style-name="Standard" style:list-style-name="L1">
      <style:text-properties fo:font-size="12pt" style:font-size-asian="12pt" style:font-size-complex="12pt"/>
    </style:style>
    <style:style style:name="P30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33" style:family="paragraph" style:parent-style-name="Standard">
      <style:text-properties fo:font-size="12pt" officeooo:paragraph-rsid="0008f9a0" style:font-size-asian="12pt" style:font-size-complex="12pt"/>
    </style:style>
    <style:style style:name="P34" style:family="paragraph" style:parent-style-name="Standard">
      <style:text-properties fo:font-size="12pt" officeooo:paragraph-rsid="001e284a" style:font-size-asian="12pt" style:font-size-complex="12pt"/>
    </style:style>
    <style:style style:name="P35" style:family="paragraph" style:parent-style-name="Standard">
      <style:text-properties fo:font-size="12pt" style:font-size-asian="12pt" style:font-size-complex="12pt"/>
    </style:style>
    <style:style style:name="P3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03fb2"/>
    </style:style>
    <style:style style:name="P37" style:family="paragraph" style:parent-style-name="Standard">
      <style:paragraph-properties fo:margin-left="0.5in" fo:margin-right="0.1181in" fo:text-indent="0in" style:auto-text-indent="false"/>
      <style:text-properties style:font-name="Consolas" fo:font-size="10pt" officeooo:rsid="00138844" style:font-name-asian="Consolas1" style:font-size-asian="10pt" style:font-name-complex="Consolas1" style:font-size-complex="10pt"/>
    </style:style>
    <style:style style:name="P38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e284a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03fb2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03fb2"/>
    </style:style>
    <style:style style:name="T10" style:family="text">
      <style:text-properties officeooo:rsid="0012b1ef"/>
    </style:style>
    <style:style style:name="T11" style:family="text">
      <style:text-properties officeooo:rsid="001e28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</text:p>
      <text:p text:style-name="P17">(Национальный Исследовательский Университет)</text:p>
      <text:p text:style-name="P11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1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2"/>
      <text:p text:style-name="P12"/>
      <text:p text:style-name="P11"><text:span text:style-name="T2">Лабораторная работа №</text:span><text:span text:style-name="T3">2</text:span><text:span text:style-name="T2"> по курсу</text:span></text:p>
      <text:p text:style-name="P19">«Операционные системы»</text:p>
      <text:p text:style-name="P16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"><text:span text:style-name="T1">Группа: М8</text:span>О<text:span text:style-name="T1">-2</text:span>11<text:span text:style-name="T1">Б-2</text:span>3</text:p>
      <text:p text:style-name="P18">Студент: Тропн М.А.</text:p>
      <text:p text:style-name="P1"><text:span text:style-name="T1">Преподаватель: </text:span>Бахарев В.Д.</text:p>
      <text:p text:style-name="P18">Оценка: ____________________ </text:p>
      <text:p text:style-name="P1"><text:span text:style-name="T1">Дата: </text:span><text:span text:style-name="T8">02.10</text:span><text:span text:style-name="T1">.</text:span>24</text:p>
      <text:p text:style-name="P13"/>
      <text:p text:style-name="P2"/>
      <text:p text:style-name="P3"/>
      <text:p text:style-name="P3"><text:span text:style-name="T1">Москва, 202</text:span>4</text:p>
      <text:p text:style-name="P20"><text:soft-page-break/>Постановка задачи</text:p>
      <text:p text:style-name="Standard"><text:span text:style-name="T4">Вариант </text:span><text:span text:style-name="T5">15</text:span><text:span text:style-name="T4">.</text:span></text:p>
      <text:p text:style-name="P24">Цель работы </text:p>
      <text:p text:style-name="P24">Приобретение практических навыков в:</text:p>
      <text:p text:style-name="P34"> Управление потоками в ОС</text:p>
      <text:p text:style-name="P34"> Обеспечение синхронизации между потоками</text:p>
      <text:p text:style-name="P23">Задание</text:p>
      <text:p text:style-name="P23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34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34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3"><text:span text:style-name="T11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20"><text:s text:c="2"/>Общий метод и алгоритм решения</text:p>
      <text:p text:style-name="P21">Использованные системные вызовы:</text:p>
      <text:list text:style-name="WWNum1">
        <text:list-item>
          <text:p text:style-name="P30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0">Код программы</text:p>
      <text:p text:style-name="P37"/>
      <text:p text:style-name="P25">Протокол работы программы</text:p>
      <text:p text:style-name="P27">Тестирование:</text:p>
      <text:p text:style-name="P4">lemito@lemito:~/Desktop/OSi/lab1$ cat data.base</text:p>
      <text:p text:style-name="P4">52.25 48.50 7878.0</text:p>
      <text:p text:style-name="P4">lemito@lemito:~/Desktop/OSi/lab1$ ./server data.base</text:p>
      <text:p text:style-name="P4">7978.750000</text:p>
      <text:p text:style-name="P4">lemito@lemito:~/Desktop/OSi/lab1$ cat data.base</text:p>
      <text:p text:style-name="P4">0.0 a b c</text:p>
      <text:p text:style-name="P4"><text:soft-page-break/>lemito@lemito:~/Desktop/OSi/lab1$ ./server data.base</text:p>
      <text:p text:style-name="P4">0.000000</text:p>
      <text:p text:style-name="P4"/>
      <text:p text:style-name="P26">Strace:</text:p>
      <text:p text:style-name="P4"/>
      <text:p text:style-name="P20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и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0-31T20:32:19.218774199</dc:date>
    <meta:editing-duration>PT51M16S</meta:editing-duration>
    <meta:editing-cycles>17</meta:editing-cycles>
    <meta:document-statistic meta:table-count="0" meta:image-count="0" meta:object-count="0" meta:page-count="3" meta:paragraph-count="40" meta:word-count="237" meta:character-count="1995" meta:non-whitespace-character-count="17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